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MU Typewriter Text" svg:font-family="'CMU Typewriter Text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MU Typewriter Text" fo:font-size="10pt" officeooo:rsid="001334cf" officeooo:paragraph-rsid="001334cf" style:font-size-asian="10pt" style:font-size-complex="10pt"/>
    </style:style>
    <style:style style:name="P2" style:family="paragraph" style:parent-style-name="Standard">
      <style:text-properties style:font-name="CMU Typewriter Text" fo:font-size="11pt" officeooo:rsid="001890dd" officeooo:paragraph-rsid="001890dd" style:font-size-asian="11pt" style:font-size-complex="11pt"/>
    </style:style>
    <style:style style:name="P3" style:family="paragraph" style:parent-style-name="Standard">
      <style:text-properties style:font-name="CMU Typewriter Text" fo:font-size="11pt" officeooo:rsid="001334cf" officeooo:paragraph-rsid="001334cf" style:font-size-asian="11pt" style:font-size-complex="11pt"/>
    </style:style>
    <style:style style:name="T1" style:family="text">
      <style:text-properties officeooo:rsid="0015c6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1 |: 2 <text:s text:c="3"/>3 :||: 4 <text:s text:c="5"/>5 <text:s text:c="3"/>6 :| 7 8 <text:s text:c="3"/>9 <text:s text:c="3"/>10 |: 11 <text:s text:c="3"/>12 13 :|: 14 15 :| 16 17 18</text:p>
      <text:p text:style-name="P2"/>
      <text:p text:style-name="P2">1 <text:s text:c="3"/>2 |: 3 <text:s text:c="5"/>4 :||: 5 :| 6 |: 7 8 :| 9 |: 10 :| 11 |: 12 13 :| <text:s text:c="10"/>16 17 18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MU Typewriter Text" svg:font-family="'CMU Typewriter Text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06:42:22.523822000</meta:creation-date>
    <dc:date>2016-08-17T06:58:33.119951000</dc:date>
    <meta:editing-duration>PT1M48S</meta:editing-duration>
    <meta:editing-cycles>2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2" meta:word-count="49" meta:character-count="170" meta:non-whitespace-character-count="85"/>
  </office:meta>
</office:document-meta>
</file>